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Ultrafine_20_Dotted_20__28_var_29_"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1cm" svg:height="2.8cm" svg:x="10.5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0.8cm" draw:transform="rotate (0.785398163397448) translate (6.9cm 9.9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92cm" svg:height="0.7cm" draw:transform="rotate (-0.785398163397448) translate (7.108cm 10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cm" svg:y1="10.6cm" svg:x2="7cm" svg:y2="10.6cm">
          <text:p/>
        </draw:line>
        <draw:line draw:style-name="gr5" draw:text-style-name="P1" draw:layer="layout" svg:x1="7cm" svg:y1="10.6cm" svg:x2="7cm" svg:y2="13.9cm">
          <text:p/>
        </draw:line>
        <draw:custom-shape draw:style-name="gr6" draw:text-style-name="P1" draw:layer="layout" svg:width="18.3cm" svg:height="0.2cm" svg:x="1.5cm" svg:y="13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3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7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2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034cm" svg:height="0.759cm" svg:x="4.166cm" svg:y="9.541cm">
          <draw:text-box>
            <text:p text:style-name="P2"><text:span text:style-name="T1">Spiegel</text:span></text:p>
          </draw:text-box>
        </draw:frame>
        <draw:frame draw:style-name="gr8" draw:text-style-name="P3" draw:layer="layout" svg:width="1.696cm" svg:height="0.759cm" svg:x="7.731cm" svg:y="7.4cm">
          <draw:text-box>
            <text:p text:style-name="P3"><text:span text:style-name="T2">Motor</text:span></text:p>
          </draw:text-box>
        </draw:frame>
        <draw:frame draw:style-name="gr8" draw:text-style-name="P3" draw:layer="layout" svg:width="2.809cm" svg:height="0.759cm" svg:x="3.449cm" svg:y="11.4cm">
          <draw:text-box>
            <text:p text:style-name="P3"><text:span text:style-name="T2">Laserstrahl</text:span></text:p>
          </draw:text-box>
        </draw:frame>
        <draw:frame draw:style-name="gr8" draw:text-style-name="P3" draw:layer="layout" svg:width="1.653cm" svg:height="0.759cm" svg:x="14.3cm" svg:y="7.841cm">
          <draw:text-box>
            <text:p text:style-name="P3"><text:span text:style-name="T2">Laser</text:span></text:p>
          </draw:text-box>
        </draw:frame>
        <draw:frame draw:style-name="gr8" draw:text-style-name="P3" draw:layer="layout" svg:width="3.021cm" svg:height="0.759cm" svg:x="8.984cm" svg:y="15.6cm">
          <draw:text-box>
            <text:p text:style-name="P3"><text:span text:style-name="T2">Förderrollen</text:span></text:p>
          </draw:text-box>
        </draw:frame>
        <draw:frame draw:style-name="gr8" draw:text-style-name="P3" draw:layer="layout" svg:width="2.669cm" svg:height="0.759cm" svg:x="1.831cm" svg:y="12.741cm">
          <draw:text-box>
            <text:p text:style-name="P3"><text:span text:style-name="T2">Werkstü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30T10:55:21</meta:creation-date>
    <dc:date>2013-06-30T11:11:21</dc:date>
    <meta:editing-duration>PT2M56S</meta:editing-duration>
    <meta:editing-cycles>2</meta:editing-cycles>
    <meta:generator>LibreOffice/4.0.4.2$Linux_X86_64 LibreOffice_project/9e9821abd0ffdbc09cd8c52eaa574fa09eb08f2</meta:generator>
    <meta:document-statistic meta:object-count="16"/>
  </office:meta>
</office:document-meta>
</file>